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Portada_5f_asigantura">
      <style:text-properties officeooo:rsid="007bc7a0" officeooo:paragraph-rsid="007bc7a0"/>
    </style:style>
    <style:style style:name="P5" style:family="paragraph" style:parent-style-name="_2a_TextoCuerpo">
      <style:text-properties fo:font-weight="bold" officeooo:rsid="007da15c" officeooo:paragraph-rsid="007da15c" style:font-weight-asian="bold" style:font-weight-complex="bold"/>
    </style:style>
    <style:style style:name="P6" style:family="paragraph" style:parent-style-name="_2a_TextoCuerpo_5f_enumeracion_5f_1" style:list-style-name="L1"/>
    <style:style style:name="P7" style:family="paragraph" style:parent-style-name="_2a_TextoCuerpo_5f_enumeracion_5f_1" style:list-style-name="L2"/>
    <style:style style:name="P8" style:family="paragraph" style:parent-style-name="_2a_TextoCuerpo_5f_enumeracion_5f_1" style:list-style-name="L3"/>
    <style:style style:name="P9" style:family="paragraph" style:parent-style-name="_2a_TextoCuerpo_5f_enumeracion_5f_1" style:list-style-name="L4"/>
    <style:style style:name="P10" style:family="paragraph" style:parent-style-name="_2a_TextoCuerpo_5f_enumeracion_5f_1" style:list-style-name="L5"/>
    <style:style style:name="P11" style:family="paragraph" style:parent-style-name="_2a_TextoCuerpo_5f_enumeracion_5f_1" style:list-style-name="L6">
      <style:text-properties fo:font-weight="bold" officeooo:rsid="008ff104" officeooo:paragraph-rsid="008ff104" style:font-weight-asian="bold" style:font-weight-complex="bold"/>
    </style:style>
    <style:style style:name="P12" style:family="paragraph" style:parent-style-name="_2a_TextoCuerpo_5f_enumeracion_5f_1_5f_pie" style:list-style-name="L1"/>
    <style:style style:name="P13" style:family="paragraph" style:parent-style-name="_2a_TextoCuerpo_5f_enumeracion_5f_1_5f_pie" style:list-style-name="L3"/>
    <style:style style:name="P14" style:family="paragraph" style:parent-style-name="_2a_TextoCuerpo_5f_enumeracion_5f_1_5f_pie" style:list-style-name="L4"/>
    <style:style style:name="P15" style:family="paragraph" style:parent-style-name="_2a_TextoCuerpo_5f_enumeracion_5f_1_5f_pie" style:list-style-name="L2"/>
    <style:style style:name="P16" style:family="paragraph" style:parent-style-name="_2a_TextoCuerpo_5f_enumeracion_5f_1_5f_pie" style:list-style-name="L5"/>
    <style:style style:name="P17" style:family="paragraph" style:parent-style-name="_2a_TextoCuerpo_5f_enumeracion_5f_2" style:list-style-name="L6">
      <style:text-properties officeooo:rsid="008ff104" officeooo:paragraph-rsid="008ff104"/>
    </style:style>
    <style:style style:name="P18" style:family="paragraph" style:parent-style-name="_2a_TextoCuerpo_5f_enumeracion_5f_2" style:list-style-name="L6">
      <style:text-properties officeooo:rsid="0093b320" officeooo:paragraph-rsid="0093b320"/>
    </style:style>
    <style:style style:name="P19" style:family="paragraph" style:parent-style-name="_2a_TextoCuerpo_5f_enumeracion_5f_2">
      <style:paragraph-properties fo:break-before="page"/>
      <style:text-properties officeooo:rsid="0093b320" officeooo:paragraph-rsid="0093b320"/>
    </style:style>
    <style:style style:name="P20" style:family="paragraph" style:parent-style-name="_2a_Titulo_5f_1">
      <style:paragraph-properties fo:margin-top="0cm" fo:margin-bottom="0.349cm" style:contextual-spacing="false" fo:break-before="page"/>
    </style:style>
    <style:style style:name="P21" style:family="paragraph" style:parent-style-name="_2a_Titulo_5f_2">
      <style:text-properties officeooo:rsid="00851a99" officeooo:paragraph-rsid="00851a99"/>
    </style:style>
    <style:style style:name="P22" style:family="paragraph" style:parent-style-name="_2a_Titulo_5f_2">
      <style:text-properties officeooo:rsid="008ad711" officeooo:paragraph-rsid="008ad711"/>
    </style:style>
    <style:style style:name="P23" style:family="paragraph" style:parent-style-name="_2a_Titulo_5f_2">
      <style:paragraph-properties fo:margin-top="0cm" fo:margin-bottom="0.349cm" style:contextual-spacing="false" fo:break-before="page"/>
      <style:text-properties officeooo:rsid="008ad711" officeooo:paragraph-rsid="008ad711"/>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bc7a0"/>
    </style:style>
    <style:style style:name="T2" style:family="text">
      <style:text-properties fo:font-weight="normal" style:font-weight-asian="normal" style:font-weight-complex="normal"/>
    </style:style>
    <style:style style:name="T3" style:family="text">
      <style:text-properties fo:font-weight="normal" officeooo:rsid="007ef0f5" style:font-weight-asian="normal" style:font-weight-complex="normal"/>
    </style:style>
    <style:style style:name="T4" style:family="text">
      <style:text-properties fo:font-weight="normal" officeooo:rsid="00813e90" style:font-weight-asian="normal" style:font-weight-complex="normal"/>
    </style:style>
    <style:style style:name="T5" style:family="text">
      <style:text-properties fo:font-weight="normal" officeooo:rsid="00851a99" style:font-weight-asian="normal" style:font-weight-complex="normal"/>
    </style:style>
    <style:style style:name="T6" style:family="text">
      <style:text-properties fo:font-weight="normal" officeooo:rsid="008705cc" style:font-weight-asian="normal" style:font-weight-complex="normal"/>
    </style:style>
    <style:style style:name="T7" style:family="text">
      <style:text-properties fo:font-weight="normal" officeooo:rsid="0089672f" style:font-weight-asian="normal" style:font-weight-complex="normal"/>
    </style:style>
    <style:style style:name="T8" style:family="text">
      <style:text-properties fo:font-weight="normal" officeooo:rsid="008ad711" style:font-weight-asian="normal" style:font-weight-complex="normal"/>
    </style:style>
    <style:style style:name="T9" style:family="text">
      <style:text-properties fo:font-weight="normal" officeooo:rsid="008cb1e3"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78a5"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8cb1e3"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820ca8" style:font-style-asian="normal" style:font-weight-asian="normal" style:font-style-complex="normal" style:font-weight-complex="normal"/>
    </style:style>
    <style:style style:name="T17" style:family="text">
      <style:text-properties fo:font-style="normal" fo:font-weight="normal" officeooo:rsid="008378a5" style:font-style-asian="normal" style:font-weight-asian="normal" style:font-style-complex="normal" style:font-weight-complex="normal"/>
    </style:style>
    <style:style style:name="T18" style:family="text">
      <style:text-properties fo:font-style="normal" fo:font-weight="normal" officeooo:rsid="008b4d21" style:font-style-asian="normal" style:font-weight-asian="normal" style:font-style-complex="normal" style:font-weight-complex="normal"/>
    </style:style>
    <style:style style:name="T19" style:family="text">
      <style:text-properties fo:font-style="normal" fo:font-weight="normal" officeooo:rsid="008cb1e3" style:font-style-asian="normal" style:font-weight-asian="normal" style:font-style-complex="normal" style:font-weight-complex="normal"/>
    </style:style>
    <style:style style:name="T20" style:family="text">
      <style:text-properties fo:font-style="normal" fo:font-weight="normal" officeooo:rsid="008e2475" style:font-style-asian="normal" style:font-weight-asian="normal" style:font-style-complex="normal" style:font-weight-complex="normal"/>
    </style:style>
    <style:style style:name="T21" style:family="text">
      <style:text-properties fo:font-style="normal" fo:font-weight="normal" officeooo:rsid="008ff104" style:font-style-asian="normal" style:font-weight-asian="normal" style:font-style-complex="normal" style:font-weight-complex="normal"/>
    </style:style>
    <style:style style:name="T22" style:family="text">
      <style:text-properties fo:font-style="normal" fo:font-weight="normal" officeooo:rsid="008ff104" style:font-size-asian="10.5pt"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weight="bold" style:font-weight-asian="bold" style:font-weight-complex="bold"/>
    </style:style>
    <style:style style:name="T25" style:family="text">
      <style:text-properties officeooo:rsid="00851a99"/>
    </style:style>
    <style:style style:name="T26" style:family="text">
      <style:text-properties officeooo:rsid="008705cc"/>
    </style:style>
    <style:style style:name="T27" style:family="text">
      <style:text-properties officeooo:rsid="008cb1e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ESTIÓN DE PROYECTOS SOFTWARE</text:p>
      <text:p text:style-name="_2a_Portada_5f_temaNumero">TEMA <text:span text:style-name="T1">8</text:span></text:p>
      <text:table-of-content text:style-name="Sect1" text:protected="true" text:name="Sumario1">
        <text:table-of-content-source text:outline-level="10" text:use-index-source-styles="true">
          <text:index-title-template text:style-name="_2a_Portada_5f_temaNombre">Gestión de la calidad</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Gestión de la calidad</text:p>
          </text:index-title>
          <text:p text:style-name="P24"><text:a xlink:type="simple" xlink:href="#__RefHeading___Toc135_3793983179" text:style-name="Index_20_Link" text:visited-style-name="Index_20_Link">1º Gestión de la calidad de un proyecto <text:tab/>3</text:a></text:p>
          <text:p text:style-name="P25"><text:a xlink:type="simple" xlink:href="#__RefHeading___Toc265_4255407261" text:style-name="Index_20_Link" text:visited-style-name="Index_20_Link">1.1 Elaboración del plan de gestión de la calidad <text:tab/>3</text:a></text:p>
          <text:p text:style-name="P25"><text:a xlink:type="simple" xlink:href="#__RefHeading___Toc267_4255407261" text:style-name="Index_20_Link" text:visited-style-name="Index_20_Link">1.2 Validación de la calidad <text:tab/>4</text:a></text:p>
        </text:index-body>
      </text:table-of-content>
      <text:p text:style-name="P2"/>
      <text:p text:style-name="P3"/>
      <text:p text:style-name="P3"><text:bookmark-start text:name="__RefHeading___Toc135_3793983179"/>1º <text:span text:style-name="T25">Gestión de la calidad de un proyecto</text:span><text:bookmark-end text:name="__RefHeading___Toc135_3793983179"/></text:p>
      <text:p text:style-name="P5">Def.<text:span text:style-name="T2"> <text:tab/>Entendemos como calidad el grado en el que se satisfacen los requisitos del proyecto. Una mala calidad en un proyecto conlleva aumentar el retrabajo y un mayor riesgo a la hora de cumplir la planificación y el coste asignado.</text:span></text:p>
      <text:p text:style-name="P5">–<text:span text:style-name="T2"><text:tab/>El esfuerzo empleado en prevenir los problemas nos ayuda a garantizar a tiempo la calidad del pro</text:span><text:span text:style-name="T3">ducto, lo que nos lleva a ahorrar en costes y tiempo de desarrollo. Esto es debido a que la calidad esta muy relacionada con la detección temprana de los problemas.</text:span></text:p>
      <text:p text:style-name="_2a_textoCuerpo_5f_enumeracion_5f_cabecera">–<text:span text:style-name="T2"><text:tab/></text:span><text:span text:style-name="T4">Podemos identificar varios procesos relacionados con al gestión de la calidad, los cuales pertenecen a diferentes grupos de procesos de gestión:</text:span></text:p>
      <text:list xml:id="list2938782037" text:style-name="L1">
        <text:list-item>
          <text:p text:style-name="P6"><text:span text:style-name="T24">GPG </text:span><text:span text:style-name="T12">panificar</text:span><text:span text:style-name="T23">: </text:span><text:span text:style-name="T15">Elaboración del plan de gestión de la calidad.</text:span></text:p>
        </text:list-item>
        <text:list-item>
          <text:p text:style-name="P6"><text:span text:style-name="T23">GPG </text:span><text:span text:style-name="T12">ejecutar</text:span><text:span text:style-name="T23">: </text:span><text:span text:style-name="T15">Llevar a cabo procedimientos para garantizar la calidad y detectar errores.</text:span></text:p>
        </text:list-item>
        <text:list-item>
          <text:p text:style-name="P12"><text:span text:style-name="T23">GPG </text:span><text:span text:style-name="T12">monitorización y control</text:span><text:span text:style-name="T23">: </text:span><text:span text:style-name="T15">Realización de pruebas e informes entregables.</text:span></text:p>
        </text:list-item>
      </text:list>
      <text:p text:style-name="_2a_TextoCuerpo"><text:span text:style-name="T13">–</text:span><text:span text:style-name="T15"><text:tab/></text:span><text:span text:style-name="T16">Debemos tener en cuenta que desarrollar funcionalidades extra en el proyecto por el mismo coste y tiempo es una práctica para nada recomendada. Esto es debido a que estos extras no siempre </text:span><text:span text:style-name="T17">son lo que el </text:span><text:span text:style-name="T11">sponsor</text:span><text:span text:style-name="T17"> realmente quiere y siempre tienen un impacto en el proyecto, sacrificando calidad, coste, tiempo y moral del equipo.</text:span></text:p>
      <text:p text:style-name="P21"><text:bookmark-start text:name="__RefHeading___Toc265_4255407261"/>1.<text:span text:style-name="T26">1 Elaboración del plan de gestión de la calidad</text:span><text:bookmark-end text:name="__RefHeading___Toc265_4255407261"/></text:p>
      <text:p text:style-name="_2a_textoCuerpo_5f_enumeracion_5f_cabecera">–<text:span text:style-name="T2"><text:tab/></text:span><text:span text:style-name="T6">En el plan de gestión de la calidad deberemos indicar los procedimientos que llevaremos a cabo para asegurar que se cumplen los requisitos de calidad marcados en el proyecto. Deberemos dar respuesta a preguntas como las siguientes:</text:span></text:p>
      <text:list xml:id="list1057863994" text:style-name="L4">
        <text:list-item>
          <text:p text:style-name="P9"><text:span text:style-name="T6">I</text:span><text:span text:style-name="T2">dentificar las mejores practicas actuales en la industria que nos lleven a una mejor calidad.</text:span></text:p>
        </text:list-item>
        <text:list-item>
          <text:p text:style-name="P9">Recopilar, entender y trasladar al equipo los procedimientos de calidad de la organización.</text:p>
        </text:list-item>
        <text:list-item>
          <text:p text:style-name="P9"><text:span text:style-name="T2">Definir los procesos por los que se va a medir la calidad </text:span><text:span text:style-name="T7">y que herramientas se van a utilizar.</text:span></text:p>
        </text:list-item>
        <text:list-item>
          <text:p text:style-name="P9">Indicar que se va a medir, como y cuando.</text:p>
        </text:list-item>
        <text:list-item>
          <text:p text:style-name="P14">Indicar cuantos planes de pruebas se van a elaborar.</text:p>
        </text:list-item>
      </text:list>
      <text:p text:style-name="_2a_textoCuerpo_5f_enumeracion_5f_cabecera">–<text:span text:style-name="T2"><text:tab/></text:span><text:span text:style-name="T5">Debemos poner en contraposición el coste de y tiempo que necesitamos invertir para mantener la calidad del proyecto frente al coste que conlleva no mantener la calidad del mismo. Por una parte, mantener la calidad de un proyecto conlleva:</text:span></text:p>
      <text:list xml:id="list1304557836" text:style-name="L2">
        <text:list-item>
          <text:p text:style-name="P7">Entrenar al equipo para que sepan trabajar manteniendo la calidad.</text:p>
        </text:list-item>
        <text:list-item>
          <text:p text:style-name="P7">Seguir los procedimientos de calidad marcados por la organización.</text:p>
        </text:list-item>
        <text:list-item>
          <text:p text:style-name="P15">Invertir tiempo y recurso en montar entornos de pruebas y realizarlas.</text:p>
        </text:list-item>
      </text:list>
      <text:p text:style-name="_2a_textoCuerpo_5f_enumeracion_5f_cabecera">–<text:span text:style-name="T2"><text:tab/>Por otra parte, no tomar medidas para mantener la calidad del proyecto también conlleva costes:</text:span></text:p>
      <text:list xml:id="list399631804" text:style-name="L3">
        <text:list-item>
          <text:p text:style-name="P8">Aumentar el retrabajo cuando aparecen los defectos del software.</text:p>
        </text:list-item>
        <text:list-item>
          <text:p text:style-name="P13">Perdida de confianza del cliente, lo que conlleva perdida de negocio.</text:p>
        </text:list-item>
      </text:list>
      <text:p text:style-name="P22"/>
      <text:p text:style-name="P23"><text:bookmark-start text:name="__RefHeading___Toc267_4255407261"/>1.2 Validación de <text:span text:style-name="T27">la calidad</text:span><text:bookmark-end text:name="__RefHeading___Toc267_4255407261"/></text:p>
      <text:p text:style-name="_2a_textoCuerpo_5f_enumeracion_5f_cabecera">–<text:span text:style-name="T2"><text:tab/></text:span><text:span text:style-name="T8">Podemos diferenciar varios tipos de prue</text:span><text:span text:style-name="T9">bas que podemos llevar a cabo para validar la calidad:</text:span></text:p>
      <text:list xml:id="list4114194634" text:style-name="L5">
        <text:list-item>
          <text:p text:style-name="P10"><text:span text:style-name="T24">Pruebas intraproceso: </text:span><text:span text:style-name="T2">Las lleva acabo el equipo de desarrollo conforme al Plan de Pruebas Intraproceso. Lo normal es que participe únicamente nuestro sistema y la mayoría de estas pruebas se automaticen.</text:span></text:p>
        </text:list-item>
        <text:list-item>
          <text:p text:style-name="P10"><text:span text:style-name="T24">Pruebas de integración: </text:span><text:span text:style-name="T2">Las lleva a cabo el equipo de desarrollo conforme al Plan de Pruebas de Integración. Participan todos los sistemas involucrados y una gran cantidad de dichas pruebas se automatizan.</text:span></text:p>
        </text:list-item>
        <text:list-item>
          <text:p text:style-name="P10"><text:span text:style-name="T24">Pruebas de certificación: </text:span><text:span text:style-name="T2">Las lleva a cabo el </text:span><text:span text:style-name="T10">sponsor</text:span><text:span text:style-name="T15"> </text:span><text:span text:style-name="T18">en base</text:span><text:span text:style-name="T15"> a los criterios de aceptación, con el objetivo de dar el visto bueno a los entregables. </text:span><text:span text:style-name="T18">Suelen desarrollarse conforme Plan de Pruebas de Integración, aunque también pueden tener un plan específico.</text:span></text:p>
        </text:list-item>
        <text:list-item>
          <text:p text:style-name="P16"><text:span text:style-name="T23">Pruebas de regresión: </text:span><text:span text:style-name="T15">Las lleva a cabo el equipo de desarrollo, aunque deben ser automatizadas.</text:span></text:p>
        </text:list-item>
      </text:list>
      <text:p text:style-name="_2a_TextoCuerpo"><text:span text:style-name="T13">–</text:span><text:span text:style-name="T15"><text:tab/></text:span><text:span text:style-name="T19">Cuando llevamos a cabo la realización de pruebas, es muy probable que encontremos defectos de software. Lo que deberemos hacer será corregir el defecto y encontrar la causa raíz del mismo para solucionarla y evitar que se puedan producir más defectos.</text:span></text:p>
      <text:p text:style-name="_2a_textoCuerpo_5f_enumeracion_5f_cabecera"><text:span text:style-name="T14">–</text:span><text:span text:style-name="T19"><text:tab/></text:span><text:span text:style-name="T20">Cuando encontramos defectos durante el proceso de desarrollo, podremos implementar dos tipos </text:span><text:span text:style-name="T22">acciones</text:span><text:span text:style-name="T20"> </text:span><text:span text:style-name="T21">con el objetivo de solucionarlos, las cuales</text:span><text:span text:style-name="T20"> </text:span><text:span text:style-name="T21">dependen</text:span><text:span text:style-name="T20"> del estado de dichos defectos:</text:span></text:p>
      <text:list xml:id="list3425195567" text:style-name="L6">
        <text:list-item>
          <text:p text:style-name="P11"><text:span text:style-name="T14">A</text:span><text:span text:style-name="T13">cciones correctivas:</text:span><text:span text:style-name="T15"> Enfocadas a solucionar el defecto cuando este ya se ha producido. Ejemplos de momentos que requieren tomar acciones correctivas:</text:span></text:p>
          <text:list>
            <text:list-item>
              <text:p text:style-name="P17">El rendimiento actual va detrás de la senda planificada, algunos miembros del equipo no utilizan los procedimientos establecidos, existen tensiones en el área de trabajo, etc.</text:p>
            </text:list-item>
          </text:list>
        </text:list-item>
        <text:list-item>
          <text:p text:style-name="P11"><text:span text:style-name="T13">Acciones preventivas:</text:span><text:span text:style-name="T15"> Enfocadas a evitar que se produzca un defecto cuando se ha detectado la posibilidad de esto. No esta claro cuando tomar acciones preventivas, ya que se trata de problemas que aún no se han manifestado.</text:span></text:p>
          <text:list>
            <text:list-item>
              <text:p text:style-name="P18">Conseguir formación para algunos miembros sobre determinadas áreas que pueden dar problemas, han surgido problemas en un proyecto similar y no queremos que surjan en este, un miembro del equipo ha entregado tarde actividades, etc.</text:p>
            </text:list-item>
          </text:list>
        </text:list-item>
      </text:list>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1-20T20:28:46.502108361</dc:date>
    <meta:editing-duration>PT9H20M3S</meta:editing-duration>
    <meta:editing-cycles>92</meta:editing-cycles>
    <meta:generator>LibreOffice/7.0.4.2$Linux_X86_64 LibreOffice_project/00$Build-2</meta:generator>
    <meta:document-statistic meta:table-count="0" meta:image-count="0" meta:object-count="0" meta:page-count="5" meta:paragraph-count="43" meta:word-count="809" meta:character-count="4883" meta:non-whitespace-character-count="4125"/>
  </office:meta>
</office:document-meta>
</file>